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ans" svg:font-family="Open-sans, sans-serif"/>
    <style:font-face style:name="OpenSymbol" svg:font-family="OpenSymbol"/>
    <style:font-face style:name="URWPalladioL-Bold" svg:font-family="URWPalladioL-Bold"/>
    <style:font-face style:name="URWPalladioL-Ital" svg:font-family="URWPalladioL-Ital"/>
    <style:font-face style:name="URWPalladioL-Roma" svg:font-family="URWPalladioL-Roma"/>
    <style:font-face style:name="apple-system" svg:font-family="apple-system, BlinkMacSystemFont, 'Segoe UI', Helvetica, Arial, sans-serif, 'Apple Color Emoji', 'Segoe UI Emoji', 'Segoe UI Symbol'"/>
    <style:font-face style:name="ff1" svg:font-family="ff1"/>
    <style:font-face style:name="serif" svg:font-family="serif"/>
    <style:font-face style:name="Arial2" svg:font-family="Arial" style:font-family-generic="swiss"/>
    <style:font-face style:name="Consolas" svg:font-family="Consolas" style:font-family-generic="modern" style:font-pitch="fixed"/>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Constantia" fo:font-size="13pt" fo:font-weight="bold" style:font-name-asian="URWPalladioL-Bold" style:font-size-asian="13pt" style:font-weight-asian="bold" style:font-name-complex="URWPalladioL-Bold" style:font-size-complex="13pt" style:font-weight-complex="bold"/>
    </style:style>
    <style:style style:name="P2" style:family="paragraph" style:parent-style-name="Standard">
      <style:paragraph-properties fo:text-align="center" style:justify-single-word="false" style:text-autospace="none"/>
      <style:text-properties style:font-name="Constantia" fo:font-size="13pt" fo:font-weight="bold" style:font-name-asian="URWPalladioL-Bold" style:font-size-asian="13pt" style:font-weight-asian="bold" style:font-name-complex="URWPalladioL-Bold" style:font-size-complex="13pt" style:font-weight-complex="bold"/>
    </style:style>
    <style:style style:name="P3" style:family="paragraph" style:parent-style-name="Standard">
      <style:paragraph-properties fo:text-align="start" style:justify-single-word="false" style:text-autospace="none"/>
      <style:text-properties style:font-name="Constantia" fo:font-size="13pt" fo:font-weight="normal" style:font-name-asian="URWPalladioL-Bold" style:font-size-asian="13pt" style:font-weight-asian="normal" style:font-name-complex="URWPalladioL-Bold" style:font-size-complex="13pt" style:font-weight-complex="normal"/>
    </style:style>
    <style:style style:name="P4" style:family="paragraph" style:parent-style-name="Standard">
      <style:paragraph-properties fo:text-align="start" style:justify-single-word="false" style:text-autospace="none"/>
      <style:text-properties style:font-name="Constantia" fo:font-size="13pt" fo:font-weight="normal" style:font-size-asian="13pt" style:font-size-complex="13pt"/>
    </style:style>
    <style:style style:name="P5" style:family="paragraph" style:parent-style-name="Standard" style:list-style-name="L2">
      <style:paragraph-properties fo:text-align="start" style:justify-single-word="false" style:text-autospace="none"/>
      <style:text-properties style:font-name="Constantia" fo:font-size="13pt" fo:font-weight="normal" style:font-size-asian="13pt" style:font-size-complex="13pt"/>
    </style:style>
    <style:style style:name="T1" style:family="text">
      <style:text-properties style:font-name-asian="URWPalladioL-Bold" style:font-weight-asian="normal" style:font-name-complex="URWPalladioL-Bold" style:font-weight-complex="normal"/>
    </style:style>
    <style:style style:name="T2" style:family="text">
      <style:text-properties fo:font-weight="bold" style:font-name-asian="URWPalladioL-Bold" style:font-weight-asian="bold" style:font-name-complex="URWPalladioL-Bold" style:font-weight-complex="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3"/>Sistemas de Archivos – CODA File System</text:p>
      <text:p text:style-name="P1"/>
      <text:p text:style-name="P3">Los sistemas de archivos son una forma de guardar la información o los datos en dispositivos de almacenamiento físico como los discos, cintas magnéticas, discos compactos, memorias flash drive, etc. o la jerárquica organización de los datos establecido por el sistema operativo. El sistema operativo es el responsable de la organización de los datos y el manejo de los sistemas de archivos. Con el paso del tiempo las necesidades de almacenamiento han cambiado y la cantidad de datos ha aumentado.</text:p>
      <text:p text:style-name="P3"/>
      <text:p text:style-name="P4"><text:span text:style-name="T1">Un sistema de archivos debe ser confiable, persistente, seguro, eficiente, con tolerancia a fallos. Para alcanzar estas propiedades y estar a la par de las necesidades de la computación y del almacenamiento de datos; se deben usar diversas técnicas y muchos sistemas de archivos existen ahora para ello. Hacer <text:s/>uso de estos sistemas de la forma más eficiente es muy importante.</text:span></text:p>
      <text:p text:style-name="P4"><text:span text:style-name="T1"/></text:p>
      <text:p text:style-name="P4"><text:span text:style-name="T1">CODA FILE SYSTEM</text:span></text:p>
      <text:p text:style-name="P4"><text:span text:style-name="T1"/></text:p>
      <text:p text:style-name="P4"><text:span text:style-name="T1">Estuve investigando varios tipos de sistemas de archivos y entre todos ellos me encontré con CODA, me pareció interesante porque es un sistema creado desde 1987 y según su página, promete muchas características que otros sistemas no poseen además de que todavia tiene documentación del 2000. Así que decidí escribir sobre este sistema para saber porque ha sobrevivido tanto tiempo y conocer las bases (el antes) de lo que ahora son los sistemas más actuales.</text:span></text:p>
      <text:p text:style-name="P4"><text:span text:style-name="T1"/></text:p>
      <text:p text:style-name="P4"><text:span text:style-name="T1">Esta definido como un </text:span><text:span text:style-name="T2">Sistema de Archivos Distribuido</text:span><text:span text:style-name="T1"> el cual guarda los archivos de una o más computadoras llamadas servidores y los hace accesibles para otras computadoras llamadas clientes. Hay varias ventajas al usar este tipo de sistema: Los archivos están más disponibles, ya que se comparten desde una sola locación en lugar de hacer copias de estos para cada uno de los clientes (me recordó a uno de los métodos usados para la coherencia de caché, el protocolo Write-Update).</text:span></text:p>
      <text:p text:style-name="P4"><text:span text:style-name="T1">Es más fácil respaldar la información y por lo tanto más seguro ya que solo se respaldan los servidores, tiene mejor espacio de almacenamiento.</text:span></text:p>
      <text:p text:style-name="P4"><text:span text:style-name="T1"/></text:p>
      <text:p text:style-name="P4"><text:span text:style-name="T1">Sus desventajas se pueden ver al transportar demasiados archivos que pueden fácilmente hacer al sistema muy lento, crear cuellos de botella y sobrecarga de los servidores. En cuestión a la seguridad se deben resolver los asuntos de permisos de cada cliente para accesar a la información y que ésta no sea vista por externos y ajenos a los datos fuera de la red.</text:span></text:p>
      <text:p text:style-name="P4"><text:span text:style-name="T1"/></text:p>
      <text:p text:style-name="P4"><text:span text:style-name="T1"/></text:p>
      <text:p text:style-name="P4"><text:span text:style-name="T1"/></text:p>
      <text:p text:style-name="P4"><text:span text:style-name="T1"/></text:p>
      <text:p text:style-name="P4"><text:soft-page-break/><text:span text:style-name="T1">Las características principales de CODA son:</text:span></text:p>
      <text:p text:style-name="P4"><text:span text:style-name="T1"/></text:p>
      <text:list xml:id="list8378004499532340799" text:style-name="L2">
        <text:list-item>
          <text:p text:style-name="P5"><text:span text:style-name="T1">Computación Móvil:</text:span></text:p>
          <text:p text:style-name="P5"><text:span text:style-name="T1">• Operación Desconectado, para clientes móviles.</text:span></text:p>
          <text:p text:style-name="P5"><text:span text:style-name="T1">• Reintegración de datos desde clientes desconectados</text:span></text:p>
          <text:p text:style-name="P5"><text:span text:style-name="T1">• Adaptación del límite máximo de la cantidad de datos que se pueden <text:s text:c="4"/>transferir.</text:span></text:p>
          <text:p text:style-name="P5"><text:span text:style-name="T1"/></text:p>
        </text:list-item>
        <text:list-item>
          <text:p text:style-name="P5"><text:span text:style-name="T1">Capacidad de recuperación ante las fallas:</text:span></text:p>
          <text:p text:style-name="P5"><text:span text:style-name="T1">• Escribir/Leer servidores replicados</text:span></text:p>
          <text:p text:style-name="P5"><text:span text:style-name="T1">• Resolución de servidores/ conflictos de servidor. </text:span></text:p>
          <text:p text:style-name="P5"><text:span text:style-name="T1">• Maneja las fallas de la red haciendo particiones de los servidores</text:span></text:p>
          <text:p text:style-name="P5"><text:span text:style-name="T1">• Maneja la desconección de los clientes</text:span></text:p>
          <text:p text:style-name="P5"><text:span text:style-name="T1"/></text:p>
        </text:list-item>
        <text:list-item>
          <text:p text:style-name="P5"><text:span text:style-name="T1">Desempeño y Escalabilidad: </text:span></text:p>
          <text:p text:style-name="P5"><text:span text:style-name="T1">• Se hace un persistente “caching” de archivos para el cliente, uso de directorios y atributos para un mejor desempeño.</text:span></text:p>
          <text:p text:style-name="P5"><text:span text:style-name="T1"/></text:p>
        </text:list-item>
        <text:list-item>
          <text:p text:style-name="P5"><text:span text:style-name="T1">Seguridad:</text:span></text:p>
          <text:p text:style-name="P5"><text:span text:style-name="T1">• Uso del Protocolo de seguridad Kerberos</text:span></text:p>
          <text:p text:style-name="P5"><text:span text:style-name="T1">• Listas de control de acceso</text:span></text:p>
          <text:p text:style-name="P5"><text:span text:style-name="T1"/></text:p>
        </text:list-item>
        <text:list-item>
          <text:p text:style-name="P5"><text:span text:style-name="T1">Semántica para compartir archivos bien definida.</text:span></text:p>
        </text:list-item>
        <text:list-item>
          <text:p text:style-name="P5"><text:span text:style-name="T1">Su código fuente está disponible de forma gratuita. </text:span></text:p>
        </text:list-item>
      </text:list>
      <text:p text:style-name="P4"><text:span text:style-name="T1"/></text:p>
      <text:p text:style-name="P4"><text:span text:style-name="T1">Este sistema fue diseñado para LINUX, NetBSD, FreeBSD. Su creador movió gran parte del sistema para que funcionara en Windows95 y seguián trabajando para llevarlo a WindowsNT. </text:span></text:p>
      <text:p text:style-name="P4"><text:span text:style-name="T1"/></text:p>
      <text:p text:style-name="P4"><text:span text:style-name="T1">De hecho se puede ver que tiene muchas similitudes con el sistema AFS. Actualmente <text:s/>parece que se sigue trabajando en este proyecto, ahora es compatible con los sistemas de Debian y Fedora incluso tienen su propio repositorio en Github donde se nota que ha sido usado y cambiado recientemente, su ambiente de desarrollo se maneja en C/ C++ con gcc, bison, gcc-c++, flex, libtool, automake. </text:span></text:p>
      <text:p text:style-name="P4"><text:span text:style-name="T1"/></text:p>
      <text:p text:style-name="P4"><text:span text:style-name="T1">Fuentes:</text:span></text:p>
      <text:p text:style-name="P4"><text:span text:style-name="T1"/></text:p>
      <text:p text:style-name="P4"><text:a xlink:type="simple" xlink:href="https://pdfs.semanticscholar.org/41d2/f1fd2c23a997265ca74d0b3d5b7ef32941f3.pdf" text:style-name="Internet_20_link" text:visited-style-name="Visited_20_Internet_20_Link"><text:span text:style-name="T1">https://pdfs.semanticscholar.org/41d2/f1fd2c23a997265ca74d0b3d5b7ef32941f3.pdf</text:span></text:a></text:p>
      <text:p text:style-name="P4"><text:span text:style-name="T1"/></text:p>
      <text:p text:style-name="P4"><text:a xlink:type="simple" xlink:href="http://www.cartagena99.com/recursos/alumnos/apuntes/T4sistemaArchivos.pdf" text:style-name="Internet_20_link" text:visited-style-name="Visited_20_Internet_20_Link"><text:span text:style-name="T1">http://www.cartagena99.com/recursos/alumnos/apuntes/T4sistemaArchivos.pdf</text:span></text:a></text:p>
      <text:p text:style-name="P4"><text:span text:style-name="T1"/></text:p>
      <text:p text:style-name="P4"><text:a xlink:type="simple" xlink:href="https://www.researchgate.net/publication/236898943_File_Systems_for_Various_Operating_Systems_A_Review" text:style-name="Internet_20_link" text:visited-style-name="Visited_20_Internet_20_Link"><text:span text:style-name="T1">https://www.researchgate.net/publication/236898943_File_Systems_for_Various_Operating_Systems_A_Review</text:span></text:a></text:p>
      <text:p text:style-name="P4"><text:soft-page-break/><text:span text:style-name="T1"/></text:p>
      <text:p text:style-name="P4"><text:span text:style-name="T1">Esta es su página oficial donde viene toda la documentación, descarga del sistema y diversos artículos sobre su implementación funcionamiento e incluso restricciones con algunos sistemas como Windows.</text:span></text:p>
      <text:p text:style-name="P4"><text:span text:style-name="T1"/></text:p>
      <text:p text:style-name="P4"><text:a xlink:type="simple" xlink:href="http://www.coda.cs.cmu.edu/about.html" text:style-name="Internet_20_link" text:visited-style-name="Visited_20_Internet_20_Link"><text:span text:style-name="T1">http://www.coda.cs.cmu.edu/about.html</text:span></text:a></text:p>
      <text:p text:style-name="P4"><text:span text:style-name="T1"/></text:p>
      <text:p text:style-name="P4"><text:span text:style-name="T1">Este es su repositorio en Github</text:span></text:p>
      <text:p text:style-name="P4"><text:span text:style-name="T1"/></text:p>
      <text:p text:style-name="P4"><text:a xlink:type="simple" xlink:href="https://github.com/cmusatyalab/coda" text:style-name="Internet_20_link" text:visited-style-name="Visited_20_Internet_20_Link"><text:span text:style-name="T1">https://github.com/cmusatyalab/coda</text:span></text:a></text:p>
      <text:p text:style-name="P4"><text:span text:style-name="T1"/></text:p>
      <text:p text:style-name="P4"><text:span text:style-name="T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ans" svg:font-family="Open-sans, sans-serif"/>
    <style:font-face style:name="OpenSymbol" svg:font-family="OpenSymbol"/>
    <style:font-face style:name="URWPalladioL-Bold" svg:font-family="URWPalladioL-Bold"/>
    <style:font-face style:name="URWPalladioL-Ital" svg:font-family="URWPalladioL-Ital"/>
    <style:font-face style:name="URWPalladioL-Roma" svg:font-family="URWPalladioL-Roma"/>
    <style:font-face style:name="apple-system" svg:font-family="apple-system, BlinkMacSystemFont, 'Segoe UI', Helvetica, Arial, sans-serif, 'Apple Color Emoji', 'Segoe UI Emoji', 'Segoe UI Symbol'"/>
    <style:font-face style:name="ff1" svg:font-family="ff1"/>
    <style:font-face style:name="serif" svg:font-family="serif"/>
    <style:font-face style:name="Arial2" svg:font-family="Arial" style:font-family-generic="swiss"/>
    <style:font-face style:name="Consolas" svg:font-family="Consolas" style:font-family-generic="modern" style:font-pitch="fixed"/>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23T00:13:10.15</meta:creation-date>
    <meta:editing-duration>PT3H35M38S</meta:editing-duration>
    <meta:editing-cycles>5</meta:editing-cycles>
    <meta:generator>OpenOffice/4.1.5$Win32 OpenOffice.org_project/415m1$Build-9789</meta:generator>
    <meta:initial-creator>Emma  Fuentes</meta:initial-creator>
    <dc:date>2018-11-23T07:05:09.05</dc:date>
    <dc:creator>Emma  Fuentes</dc:creator>
    <meta:document-statistic meta:table-count="0" meta:image-count="0" meta:object-count="0" meta:page-count="3" meta:paragraph-count="35" meta:word-count="653" meta:character-count="4332"/>
  </office:meta>
</office:document-meta>
</file>